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fo:language="en" fo:country="GB" style:text-underline-style="none" fo:font-weight="normal" officeooo:rsid="0010d32e" officeooo:paragraph-rsid="00392c75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" style:family="paragraph" style:parent-style-name="Standard">
      <style:text-properties fo:font-size="11pt" fo:language="en" fo:country="GB" style:text-underline-style="none" fo:font-weight="normal" officeooo:rsid="0010d32e" officeooo:paragraph-rsid="0036c0a4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3" style:family="paragraph" style:parent-style-name="Standard">
      <style:text-properties fo:font-size="11pt" fo:language="en" fo:country="GB" style:text-underline-style="none" fo:font-weight="normal" officeooo:rsid="0010d32e" officeooo:paragraph-rsid="003851eb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4" style:family="paragraph" style:parent-style-name="Standard">
      <style:text-properties fo:font-size="11pt" fo:language="zxx" fo:country="none" style:text-underline-style="none" fo:font-weight="normal" officeooo:rsid="001942bf" officeooo:paragraph-rsid="001f812b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5" style:family="paragraph" style:parent-style-name="Standard">
      <style:text-properties fo:font-size="11pt" fo:language="zxx" fo:country="none" style:text-underline-style="none" fo:font-weight="normal" officeooo:rsid="003554f6" officeooo:paragraph-rsid="003554f6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6" style:family="paragraph" style:parent-style-name="Standard">
      <style:text-properties fo:font-size="11pt" fo:language="zxx" fo:country="none" style:text-underline-style="none" fo:font-weight="normal" officeooo:rsid="0036c0a4" officeooo:paragraph-rsid="0036c0a4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7" style:family="paragraph" style:parent-style-name="Standard">
      <style:text-properties fo:font-size="11pt" fo:language="zxx" fo:country="none" style:text-underline-style="solid" style:text-underline-width="auto" style:text-underline-color="font-color" fo:font-weight="normal" officeooo:rsid="0036c0a4" officeooo:paragraph-rsid="0036c0a4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8" style:family="paragraph" style:parent-style-name="Standard">
      <style:text-properties fo:font-size="12pt" fo:language="zxx" fo:country="none" style:text-underline-style="solid" style:text-underline-width="auto" style:text-underline-color="font-color" fo:font-weight="bold" officeooo:rsid="003554f6" officeooo:paragraph-rsid="003554f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9" style:family="paragraph" style:parent-style-name="Standard">
      <style:text-properties fo:font-size="12pt" fo:language="zxx" fo:country="none" style:text-underline-style="solid" style:text-underline-width="auto" style:text-underline-color="font-color" fo:font-weight="bold" officeooo:rsid="001942bf" officeooo:paragraph-rsid="001f812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0" style:family="paragraph" style:parent-style-name="Standard">
      <style:text-properties fo:font-variant="normal" fo:text-transform="none" fo:color="#202122" fo:font-size="11pt" fo:letter-spacing="normal" fo:language="en" fo:country="GB" style:text-underline-style="none" fo:font-weight="normal" officeooo:rsid="0036c0a4" officeooo:paragraph-rsid="0036c0a4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1" style:family="paragraph" style:parent-style-name="Standard">
      <style:text-properties fo:font-variant="normal" fo:text-transform="none" fo:color="#202122" fo:font-size="11pt" fo:letter-spacing="normal" fo:language="en" fo:country="GB" style:text-underline-style="none" fo:font-weight="normal" officeooo:rsid="003851eb" officeooo:paragraph-rsid="00392c75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2" style:family="paragraph" style:parent-style-name="Standard">
      <style:text-properties fo:font-variant="normal" fo:text-transform="none" fo:color="#202122" fo:font-size="11pt" fo:letter-spacing="normal" fo:language="en" fo:country="GB" style:text-underline-style="none" fo:font-weight="normal" officeooo:rsid="00392c75" officeooo:paragraph-rsid="00392c75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3" style:family="paragraph" style:parent-style-name="Standard">
      <style:text-properties fo:font-size="12pt" fo:language="en" fo:country="GB" style:text-underline-style="solid" style:text-underline-width="auto" style:text-underline-color="font-color" fo:font-weight="bold" officeooo:rsid="003554f6" officeooo:paragraph-rsid="003554f6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4" style:family="paragraph" style:parent-style-name="Standard">
      <style:text-properties fo:font-size="11pt" fo:language="en" fo:country="GB" style:text-underline-style="none" fo:font-weight="normal" officeooo:rsid="0010d32e" officeooo:paragraph-rsid="00392c75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T1" style:family="text">
      <style:text-properties fo:font-variant="normal" fo:text-transform="none" fo:color="#202122" fo:letter-spacing="normal"/>
    </style:style>
    <style:style style:name="T2" style:family="text">
      <style:text-properties fo:font-variant="normal" fo:text-transform="none" fo:color="#202122" fo:letter-spacing="normal" officeooo:rsid="0036c0a4"/>
    </style:style>
    <style:style style:name="T3" style:family="text">
      <style:text-properties fo:font-variant="normal" fo:text-transform="none" fo:color="#202122" fo:letter-spacing="normal" officeooo:rsid="00392c75"/>
    </style:style>
    <style:style style:name="T4" style:family="text">
      <style:text-properties fo:font-variant="normal" fo:text-transform="none" fo:color="#202122" fo:letter-spacing="normal" officeooo:rsid="003851eb"/>
    </style:style>
    <style:style style:name="T5" style:family="text">
      <style:text-properties officeooo:rsid="00392c75"/>
    </style:style>
    <style:style style:name="T6" style:family="text">
      <style:text-properties officeooo:rsid="000669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6">C</text:span>ode:</text:p>
      <text:p text:style-name="P4"/>
      <text:p text:style-name="P5">let string = 'Hello!';</text:p>
      <text:p text:style-name="P5">let number = 11;</text:p>
      <text:p text:style-name="P5">let boolean = true;</text:p>
      <text:p text:style-name="P5">let novalue;</text:p>
      <text:p text:style-name="P5"/>
      <text:p text:style-name="P5">console.log('The original string is: ', string);</text:p>
      <text:p text:style-name="P5">console.log('The original number is : ', number);</text:p>
      <text:p text:style-name="P5">console.log('The original boolean value is: ', boolean);</text:p>
      <text:p text:style-name="P5">console.log('I have accidentally left this variable blank. Therefore, the value is: ', novalue);</text:p>
      <text:p text:style-name="P5"/>
      <text:p text:style-name="P5">string = 'Howdy!';</text:p>
      <text:p text:style-name="P5">number = 22;</text:p>
      <text:p text:style-name="P5">boolean = false;</text:p>
      <text:p text:style-name="P5">novalue = null;</text:p>
      <text:p text:style-name="P5"/>
      <text:p text:style-name="P5">console.log('The reassigned string is: ', string);</text:p>
      <text:p text:style-name="P5">console.log('The reassigned number is : ', number);</text:p>
      <text:p text:style-name="P5">console.log('The reassigned boolean value is: ', boolean);</text:p>
      <text:p text:style-name="P5">console.log('I have remembered to give this variable a value. The value is now: ', novalue);</text:p>
      <text:p text:style-name="P5"/>
      <text:p text:style-name="P7">Output:</text:p>
      <text:p text:style-name="P7"/>
      <text:p text:style-name="P6">The original string is: <text:s/>Hello!</text:p>
      <text:p text:style-name="P6">The original number is : <text:s/>11</text:p>
      <text:p text:style-name="P6">The original boolean value is: <text:s/>true</text:p>
      <text:p text:style-name="P6">I have accidentally left this variable blank. Therefore, the value is: <text:s/>undefined</text:p>
      <text:p text:style-name="P6">The reassigned string is: <text:s/>Howdy!</text:p>
      <text:p text:style-name="P6">The reassigned number is : <text:s/>22</text:p>
      <text:p text:style-name="P6">The reassigned boolean value is: <text:s/>false</text:p>
      <text:p text:style-name="P6">I have remember<text:span text:style-name="T5">ed</text:span> to give this variable a value. The value is now: <text:s/>null</text:p>
      <text:p text:style-name="P5"/>
      <text:p text:style-name="P8">Explanation:</text:p>
      <text:p text:style-name="P9"/>
      <text:p text:style-name="P2"><text:span text:style-name="T1">– </text:span><text:span text:style-name="T2">Line #1 creates the variable 'string' with the </text:span><text:span text:style-name="T3">value of</text:span><text:span text:style-name="T2"> 'Hello!'.</text:span></text:p>
      <text:p text:style-name="P10">– Line #2 creates the variable 'number' with the value of 11'.</text:p>
      <text:p text:style-name="P10">– Line #3 creates the variable 'boolean' with the value of true.</text:p>
      <text:p text:style-name="P10">– Line #4 creates the variable 'novalue'. No value is assigned to it, so it is 'undefined'.</text:p>
      <text:p text:style-name="P10"/>
      <text:p text:style-name="P3"><text:span text:style-name="T2">– Line #</text:span><text:span text:style-name="T4">6 prints the variable 'string'.</text:span></text:p>
      <text:p text:style-name="P1"><text:span text:style-name="T2">– Line #</text:span><text:span text:style-name="T3">7</text:span><text:span text:style-name="T4"> prints the variable '</text:span><text:span text:style-name="T3">number</text:span><text:span text:style-name="T4">'.</text:span></text:p>
      <text:p text:style-name="P1"><text:span text:style-name="T2">– Line #</text:span><text:span text:style-name="T3">8</text:span><text:span text:style-name="T4"> prints the variable '</text:span><text:span text:style-name="T3">boolean</text:span><text:span text:style-name="T4">'.</text:span></text:p>
      <text:p text:style-name="P1"><text:span text:style-name="T2">– Line #</text:span><text:span text:style-name="T3">9</text:span><text:span text:style-name="T4"> prints the variable '</text:span><text:span text:style-name="T3">novalue</text:span><text:span text:style-name="T4">'.</text:span></text:p>
      <text:p text:style-name="P11"/>
      <text:p text:style-name="P1"><text:span text:style-name="T2">– Line #</text:span><text:span text:style-name="T3">11 sets the value of 'string' to 'Howdy!'.</text:span></text:p>
      <text:p text:style-name="P1"><text:span text:style-name="T2">– Line #</text:span><text:span text:style-name="T3">11 sets the value of 'number' to 22.</text:span></text:p>
      <text:p text:style-name="P1"><text:span text:style-name="T2">– Line #</text:span><text:span text:style-name="T3">11 sets the value of 'boolean' to false.</text:span></text:p>
      <text:p text:style-name="P1"><text:span text:style-name="T2">– Line #</text:span><text:span text:style-name="T3">11 sets the value of novalue to null.</text:span></text:p>
      <text:p text:style-name="P12"/>
      <text:p text:style-name="P1"><text:span text:style-name="T2">– Line #</text:span><text:span text:style-name="T3">13</text:span><text:span text:style-name="T4"> prints the variable 'string'.</text:span></text:p>
      <text:p text:style-name="P1"><text:span text:style-name="T2">– Line #</text:span><text:span text:style-name="T3">14</text:span><text:span text:style-name="T4"> prints the variable '</text:span><text:span text:style-name="T3">number</text:span><text:span text:style-name="T4">'.</text:span></text:p>
      <text:p text:style-name="P1"><text:span text:style-name="T2">– Line #</text:span><text:span text:style-name="T3">15</text:span><text:span text:style-name="T4"> prints the variable '</text:span><text:span text:style-name="T3">boolean</text:span><text:span text:style-name="T4">'.</text:span></text:p>
      <text:p text:style-name="P1"><text:span text:style-name="T2">– Line #</text:span><text:span text:style-name="T3">16</text:span><text:span text:style-name="T4"> prints the variable '</text:span><text:span text:style-name="T3">novalue</text:span><text:span text:style-name="T4">'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S</meta:editing-duration>
    <meta:editing-cycles>3</meta:editing-cycles>
    <meta:generator>LibreOffice/5.0.4.2$Windows_x86 LibreOffice_project/2b9802c1994aa0b7dc6079e128979269cf95bc78</meta:generator>
    <dc:date>2022-07-04T13:16:36.050000000</dc:date>
    <meta:document-statistic meta:table-count="0" meta:image-count="0" meta:object-count="0" meta:page-count="1" meta:paragraph-count="43" meta:word-count="290" meta:character-count="1795" meta:non-whitespace-character-count="1524"/>
    <meta:user-defined meta:name="Info 1"/>
    <meta:user-defined meta:name="Info 2"/>
    <meta:user-defined meta:name="Info 3"/>
    <meta:user-defined meta:name="Info 4"/>
  </office:meta>
</office:document-meta>
</file>